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8000001288D6032B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IPAPGothic" svg:font-family="IPAPGothic"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fill="solid" draw:fill-color="#ff9966" draw:opacity="50%" draw:textarea-horizontal-align="justify" draw:textarea-vertical-align="middle" draw:auto-grow-height="false" fo:min-height="5.526cm" fo:min-width="10.676cm" draw:shadow-opacity="50%"/>
    </style:style>
    <style:style style:name="gr2" style:family="graphic" style:parent-style-name="standard">
      <style:graphic-properties draw:fill="solid" draw:fill-color="#cfe7f5" draw:textarea-horizontal-align="justify" draw:textarea-vertical-align="middle" draw:auto-grow-height="false" fo:min-height="6.367cm" fo:min-width="4.628cm" fo:wrap-option="no-wrap"/>
    </style:style>
    <style:style style:name="gr3" style:family="graphic" style:parent-style-name="standard">
      <style:graphic-properties draw:fill="solid" draw:fill-color="#ffffcc" draw:opacity="50%" draw:textarea-horizontal-align="justify" draw:textarea-vertical-align="middle" draw:auto-grow-height="false" fo:min-height="7.962cm" fo:min-width="14.212cm" draw:shadow-opacity="50%"/>
    </style:style>
    <style:style style:name="gr4" style:family="graphic" style:parent-style-name="standard">
      <style:graphic-properties draw:stroke="dash" draw:stroke-dash="Fine_20_Dashed" draw:fill="solid" draw:fill-color="#ffffcc" draw:opacity="50%" draw:textarea-horizontal-align="justify" draw:textarea-vertical-align="middle" draw:auto-grow-height="false" fo:min-height="7.65cm" fo:min-width="6.9cm" draw:shadow-opacity="50%"/>
    </style:style>
    <style:style style:name="gr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color="#000000" draw:fill="none" draw:fill-color="#ffffff" fo:min-height="1.429cm"/>
    </style:style>
    <style:style style:name="gr1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graphic-properties draw:stroke="none" svg:stroke-color="#000000" draw:fill="none" draw:fill-color="#ffffff" fo:min-height="1.423cm"/>
    </style:style>
    <style:style style:name="gr17"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graphic-properties draw:stroke="none" svg:stroke-color="#000000" draw:fill="none" draw:fill-color="#ffffff" fo:min-height="0.475cm"/>
    </style:style>
    <style:style style:name="gr23" style:family="graphic" style:parent-style-name="objectwithoutfill">
      <style:graphic-properties draw:marker-start="Arrow" draw:marker-start-width="0.3cm" draw:marker-end="Arrow" draw:marker-end-width="0.3cm" draw:fill="none" draw:textarea-vertical-align="middle"/>
    </style:style>
    <style:style style:name="gr24" style:family="graphic" style:parent-style-name="objectwithoutfill">
      <style:graphic-properties svg:stroke-color="#0000ff" draw:marker-end="Arrow" draw:marker-end-width="0.3cm" draw:fill="none" draw:textarea-vertical-align="middle"/>
    </style:style>
    <style:style style:name="gr2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graphic-properties draw:stroke="none" svg:stroke-color="#000000" draw:fill="none" draw:fill-color="#ffffff" fo:min-height="0.712cm"/>
    </style:style>
    <style:style style:name="gr38" style:family="graphic" style:parent-style-name="objectwithoutfill">
      <style:graphic-properties draw:stroke="dash" draw:stroke-dash="Fine_20_Dashed" svg:stroke-color="#ff0000" draw:marker-end="Arrow" draw:marker-end-width="0.3cm" draw:fill="none" draw:textarea-vertical-align="middle"/>
    </style:style>
    <style:style style:name="gr39" style:family="graphic" style:parent-style-name="standard">
      <style:graphic-properties draw:stroke="none" svg:stroke-color="#000000" draw:fill="none" draw:fill-color="#ffffff" fo:min-height="0.395cm"/>
    </style:style>
    <style:style style:name="gr40" style:family="graphic" style:parent-style-name="standard">
      <style:graphic-properties draw:stroke="none" svg:stroke-color="#000000" draw:fill="none" draw:fill-color="#ffffff" draw:auto-grow-width="true" fo:min-height="0.395cm" fo:min-width="1.691cm"/>
    </style:style>
    <style:style style:name="gr4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251cm" fo:min-width="0.004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251cm" fo:min-width="0.004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draw:fill="gradient" draw:fill-color="#cfe7f5" draw:fill-gradient-name="Greysca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Purpl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6" style:family="graphic" style:parent-style-name="standard" style:list-style-name="L1">
      <style:graphic-properties draw:stroke="solid" svg:stroke-width="0.04cm" svg:stroke-color="#b2b2b2" draw:marker-start="" draw:marker-start-width="0.26cm" draw:marker-start-center="false" draw:marker-end="" draw:marker-end-width="0.26cm" draw:marker-end-center="false" draw:fill="gradient" draw:fill-color="#cfe7f5" draw:fill-gradient-name="Light_20_Grey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8" style:family="graphic" style:parent-style-name="standard">
      <style:graphic-properties draw:fill="solid" draw:fill-color="#9999ff" draw:textarea-horizontal-align="justify" draw:textarea-vertical-align="middle" draw:auto-grow-height="false" fo:min-height="1.951cm" fo:min-width="1.172cm"/>
    </style:style>
    <style:style style:name="gr119" style:family="graphic" style:parent-style-name="standard">
      <style:graphic-properties draw:fill="solid" draw:fill-color="#9999ff" draw:textarea-horizontal-align="justify" draw:textarea-vertical-align="middle" draw:auto-grow-height="false" fo:min-height="1.051cm" fo:min-width="0.636cm"/>
    </style:style>
    <style:style style:name="gr12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2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ffffff" draw:marker-start="" draw:marker-start-width="0.23cm" draw:marker-start-center="false" draw:marker-end="" draw:marker-end-width="0.23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3cm" draw:marker-start-center="false" draw:marker-end="" draw:marker-end-width="0.23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3cm" draw:marker-start-center="false" draw:marker-end="" draw:marker-end-width="0.23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000000" draw:marker-start="" draw:marker-start-width="0.23cm" draw:marker-start-center="false" draw:marker-end="" draw:marker-end-width="0.23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000000" draw:marker-start="" draw:marker-start-width="0.23cm" draw:marker-start-center="false" draw:marker-end="" draw:marker-end-width="0.23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graphic-properties draw:stroke="none" svg:stroke-color="#000000" draw:fill="none" draw:fill-color="#ffffff" fo:min-height="0.53cm"/>
    </style:style>
    <style:style style:name="gr168" style:family="graphic" style:parent-style-name="standard" style:list-style-name="L1">
      <style:graphic-properties draw:stroke="dash" draw:stroke-dash="Fine_20_Dashed" svg:stroke-width="0cm" svg:stroke-color="#dddddd" draw:marker-start="" draw:marker-start-width="0.2cm" draw:marker-start-center="false" draw:marker-end="" draw:marker-end-width="0.2cm" draw:marker-end-center="false" svg:stroke-opacity="50%" draw:stroke-linejoin="round" draw:fill="solid" draw:fill-color="#dddddd"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dash" draw:stroke-dash="Fine_20_Dashed" svg:stroke-width="0.04cm" svg:stroke-color="#ffffff" draw:marker-start="" draw:marker-start-width="0.23cm" draw:marker-start-center="false" draw:marker-end="" draw:marker-end-width="0.23cm" draw:marker-end-center="false" svg:stroke-opacity="50%" draw:stroke-linejoin="round" draw:fill="gradient" draw:fill-color="#cfe7f5" draw:secondary-fill-color="#cfe7e5" draw:fill-gradient-name="Light_20_Grey_20_Linear_20_L"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dash" draw:stroke-dash="Fine_20_Dashed" svg:stroke-width="0.04cm" svg:stroke-color="#ffffff" draw:marker-start="" draw:marker-start-width="0.23cm" draw:marker-start-center="false" draw:marker-end="" draw:marker-end-width="0.23cm" draw:marker-end-center="false" svg:stroke-opacity="50%" draw:stroke-linejoin="round" draw:fill="gradient" draw:fill-color="#f7941d" draw:secondary-fill-color="#cfe7e5" draw:fill-gradient-name="Light_20_Grey_20_Square_20_BR"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dash" draw:stroke-dash="Fine_20_Dashed" svg:stroke-width="0.04cm" svg:stroke-color="#ffffff" draw:marker-start="" draw:marker-start-width="0.23cm" draw:marker-start-center="false" draw:marker-end="" draw:marker-end-width="0.23cm" draw:marker-end-center="false" svg:stroke-opacity="50%" draw:stroke-linejoin="round" draw:fill="gradient" draw:fill-color="#cfe7f5" draw:secondary-fill-color="#cfe7e5" draw:fill-gradient-name="Light_20_Grey_20_Linear_20_T"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dash" draw:stroke-dash="Fine_20_Dashed" svg:stroke-width="0.04cm" svg:stroke-color="#000000" draw:marker-start="" draw:marker-start-width="0.23cm" draw:marker-start-center="false" draw:marker-end="" draw:marker-end-width="0.23cm" draw:marker-end-center="false" svg:stroke-opacity="50%" draw:stroke-linejoin="round" draw:fill="none" draw:fill-color="#cfe7f5"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solid" draw:fill-color="#39b54a"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dash" draw:stroke-dash="Fine_20_Dashed" svg:stroke-width="0.04cm" svg:stroke-color="#000000" draw:marker-start="" draw:marker-start-width="0.23cm" draw:marker-start-center="false" draw:marker-end="" draw:marker-end-width="0.23cm" draw:marker-end-center="false" svg:stroke-opacity="50%" draw:stroke-linejoin="round" draw:fill="solid" draw:fill-color="#7f7f7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dash" draw:stroke-dash="Fine_20_Dashed" svg:stroke-width="0.04cm" svg:stroke-color="#ffffff"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dash" draw:stroke-dash="Fine_20_Dashed" svg:stroke-width="0.04cm" svg:stroke-color="#666666" draw:marker-start="" draw:marker-start-width="0.305cm" draw:marker-start-center="false" draw:marker-end="" draw:marker-end-width="0.305cm" draw:marker-end-center="false" svg:stroke-opacity="50%" draw:stroke-linejoin="round" draw:fill="none" draw:fill-color="#729fcf"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dash" draw:stroke-dash="Fine_20_Dashed" svg:stroke-width="0.04cm" svg:stroke-color="#7f7f7f" draw:marker-start="" draw:marker-start-width="0.23cm" draw:marker-start-center="false" draw:marker-end="" draw:marker-end-width="0.23cm" draw:marker-end-center="false" svg:stroke-opacity="50%" draw:stroke-linejoin="round" draw:fill="none" draw:fill-color="#729fcf" draw:gradient-step-count="0" draw:fill-hatch-solid="false" draw:opacity="5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5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graphic-properties draw:fill="solid" draw:fill-color="#9999ff" draw:textarea-horizontal-align="justify" draw:textarea-vertical-align="middle" draw:auto-grow-height="false" fo:min-height="1.251cm" fo:min-width="0.934cm"/>
    </style:style>
    <style:style style:name="gr215" style:family="graphic" style:parent-style-name="objectwithoutfill">
      <style:graphic-properties svg:stroke-color="#0000ff" draw:marker-end="Arrow" draw:marker-end-width="0.3cm" draw:fill="none" draw:textarea-vertical-align="middle"/>
    </style:style>
    <style:style style:name="gr216" style:family="graphic" style:parent-style-name="objectwithoutfill">
      <style:graphic-properties draw:stroke="solid" draw:stroke-dash="Fine_20_Dotted" draw:marker-end="Arrow" draw:marker-end-width="0.3cm" draw:fill="none" draw:textarea-vertical-align="middle"/>
    </style:style>
    <style:style style:name="gr217" style:family="graphic" style:parent-style-name="standard">
      <style:graphic-properties draw:stroke="solid" draw:stroke-dash="Fine_20_Dotted" draw:fill="solid" draw:fill-color="#ccffff" draw:textarea-horizontal-align="justify" draw:textarea-vertical-align="middle" draw:auto-grow-height="false" fo:min-height="0.306cm" fo:min-width="2.901cm"/>
    </style:style>
    <style:style style:name="gr218" style:family="graphic" style:parent-style-name="standard">
      <style:graphic-properties draw:stroke="solid" draw:stroke-dash="Fine_20_Dotted" draw:fill="solid" draw:fill-color="#ccffff" draw:textarea-horizontal-align="justify" draw:textarea-vertical-align="middle" draw:auto-grow-height="false" fo:min-height="0.306cm" fo:min-width="1.901cm"/>
    </style:style>
    <style:style style:name="gr219" style:family="graphic" style:parent-style-name="standard">
      <style:graphic-properties draw:stroke="solid" draw:stroke-dash="Fine_20_Dotted" svg:stroke-width="0.1cm" draw:marker-start-width="0.35cm" draw:marker-end-width="0.35cm" draw:fill="solid" draw:fill-color="#ffffff" draw:textarea-horizontal-align="justify" draw:textarea-vertical-align="middle" draw:auto-grow-height="false" fo:min-height="1.622cm" fo:min-width="1.582cm" fo:padding-top="0.175cm" fo:padding-bottom="0.175cm" fo:padding-left="0.3cm" fo:padding-right="0.3cm" fo:wrap-option="no-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text-align="start"/>
    </style:style>
    <style:style style:name="P4" style:family="paragraph">
      <style:paragraph-properties fo:text-align="start"/>
      <style:text-properties fo:font-size="12pt" style:font-size-asian="12pt" style:font-size-complex="12pt"/>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start"/>
      <style:text-properties fo:font-size="10pt" style:font-size-asian="10pt" style:font-size-complex="1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color="#ffffff"/>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font-size="13pt" style:font-size-asian="13pt" style:font-size-complex="13pt"/>
    </style:style>
    <style:style style:name="P11" style:family="paragraph">
      <style:paragraph-properties fo:text-align="start"/>
      <style:text-properties fo:font-size="12pt" fo:font-weight="bold" style:font-size-asian="12pt" style:font-weight-asian="bold" style:font-size-complex="12pt" style:font-weight-complex="bold"/>
    </style:style>
    <style:style style:name="P12" style:family="paragraph">
      <style:paragraph-properties fo:text-align="center"/>
      <style:text-properties fo:font-size="12pt" style:text-underline-style="solid" style:text-underline-width="auto" style:text-underline-color="font-color" style:font-size-asian="12pt" style:font-size-complex="12pt"/>
    </style:style>
    <style:style style:name="P13"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color="#ffffff"/>
    </style:style>
    <style:style style:name="T5" style:family="text">
      <style:text-properties fo:font-size="13pt" style:font-size-asian="13pt" style:font-size-complex="13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8cm" svg:height="6.4cm" svg:x="1.8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7.849cm" svg:height="10.2cm" svg:x="21.551cm" svg:y="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5.6cm" svg:height="9.1cm" svg:x="2.6cm" svg:y="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8.2cm" svg:height="8.7cm" svg:x="9.8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 draw:text-style-name="P2" draw:layer="layout" svg:width="0.78cm" svg:height="1.014cm" svg:x="10.444cm" svg:y="6.873cm" svg:viewBox="0 0 781 1015" draw:points="0,564 0,0 537,310 586,226 781,338 781,1015">
              <text:p/>
            </draw:polygon>
            <draw:polygon draw:style-name="gr6" draw:text-style-name="P2" draw:layer="layout" svg:width="0.878cm" svg:height="0.958cm" svg:x="10.346cm" svg:y="6.929cm" svg:viewBox="0 0 879 959" draw:points="98,508 0,0 781,451 879,959">
              <text:p/>
            </draw:polygon>
            <draw:polygon draw:style-name="gr7" draw:text-style-name="P2" draw:layer="layout" svg:width="0.975cm" svg:height="0.874cm" svg:x="10.249cm" svg:y="7.014cm" svg:viewBox="0 0 976 875" draw:points="195,423 0,0 781,451 976,875">
              <text:p/>
            </draw:polygon>
            <draw:polygon draw:style-name="gr8" draw:text-style-name="P2" draw:layer="layout" svg:width="1.024cm" svg:height="0.761cm" svg:x="10.2cm" svg:y="7.127cm" svg:viewBox="0 0 1025 762" draw:points="244,310 0,0 732,395 1025,762">
              <text:p/>
            </draw:polygon>
            <draw:polygon draw:style-name="gr9" draw:text-style-name="P2" draw:layer="layout" svg:width="1.024cm" svg:height="1.014cm" svg:x="10.2cm" svg:y="6.873cm" svg:viewBox="0 0 1025 1015" draw:points="244,113 244,0 781,310 829,226 1025,338 1025,1015 244,564 0,254 136,325 49,141 175,215 146,56">
              <text:p/>
            </draw:polygon>
          </draw:g>
          <draw:frame draw:style-name="gr10" draw:text-style-name="P4" draw:layer="layout" svg:width="3.06cm" svg:height="1.679cm" svg:x="11.3cm" svg:y="6.7cm">
            <draw:text-box>
              <text:p text:style-name="P3"><text:span text:style-name="T1">Fond rotation</text:span></text:p>
              <text:p text:style-name="P3"><text:span text:style-name="T2">- Forte</text:span></text:p>
              <text:p text:style-name="P3"><text:span text:style-name="T2">- Moyenne</text:span></text:p>
              <text:p text:style-name="P3"><text:span text:style-name="T2">- Lente</text:span></text:p>
            </draw:text-box>
          </draw:frame>
        </draw:g>
        <draw:g xml:id="id14" draw:id="id14">
          <draw:g>
            <draw:polygon draw:style-name="gr11" draw:text-style-name="P2" draw:layer="layout" svg:width="0.78cm" svg:height="1.014cm" svg:x="10.544cm" svg:y="8.79cm" svg:viewBox="0 0 781 1015" draw:points="0,564 0,0 537,310 586,226 781,338 781,1015">
              <text:p/>
            </draw:polygon>
            <draw:polygon draw:style-name="gr12" draw:text-style-name="P2" draw:layer="layout" svg:width="0.878cm" svg:height="0.958cm" svg:x="10.446cm" svg:y="8.846cm" svg:viewBox="0 0 879 959" draw:points="98,508 0,0 781,451 879,959">
              <text:p/>
            </draw:polygon>
            <draw:polygon draw:style-name="gr13" draw:text-style-name="P2" draw:layer="layout" svg:width="0.975cm" svg:height="0.874cm" svg:x="10.349cm" svg:y="8.93cm" svg:viewBox="0 0 976 875" draw:points="195,423 0,0 781,451 976,875">
              <text:p/>
            </draw:polygon>
            <draw:polygon draw:style-name="gr14" draw:text-style-name="P2" draw:layer="layout" svg:width="1.024cm" svg:height="0.761cm" svg:x="10.3cm" svg:y="9.043cm" svg:viewBox="0 0 1025 762" draw:points="244,310 0,0 732,395 1025,762">
              <text:p/>
            </draw:polygon>
            <draw:polygon draw:style-name="gr15" draw:text-style-name="P2" draw:layer="layout" svg:width="1.024cm" svg:height="1.014cm" svg:x="10.3cm" svg:y="8.79cm" svg:viewBox="0 0 1025 1015" draw:points="244,113 244,0 781,310 829,226 1025,338 1025,1015 244,564 0,254 136,325 49,141 175,215 146,56">
              <text:p/>
            </draw:polygon>
          </draw:g>
          <draw:frame draw:style-name="gr16" draw:text-style-name="P4" draw:layer="layout" svg:width="2.862cm" svg:height="1.673cm" svg:x="11.398cm" svg:y="8.461cm">
            <draw:text-box>
              <text:p text:style-name="P3"><text:span text:style-name="T1">Jingles</text:span></text:p>
              <text:p text:style-name="P3"><text:span text:style-name="T1">Publicites</text:span></text:p>
              <text:p text:style-name="P3"><text:span text:style-name="T1">Top horaires</text:span></text:p>
            </draw:text-box>
          </draw:frame>
        </draw:g>
        <draw:g>
          <draw:g>
            <draw:polygon draw:style-name="gr17" draw:text-style-name="P2" draw:layer="layout" svg:width="0.78cm" svg:height="1.014cm" svg:x="14.744cm" svg:y="6.9cm" svg:viewBox="0 0 781 1015" draw:points="0,564 0,0 537,310 586,226 781,338 781,1015">
              <text:p/>
            </draw:polygon>
            <draw:polygon draw:style-name="gr18" draw:text-style-name="P2" draw:layer="layout" svg:width="0.878cm" svg:height="0.958cm" svg:x="14.646cm" svg:y="6.956cm" svg:viewBox="0 0 879 959" draw:points="98,508 0,0 781,451 879,959">
              <text:p/>
            </draw:polygon>
            <draw:polygon draw:style-name="gr19" draw:text-style-name="P2" draw:layer="layout" svg:width="0.975cm" svg:height="0.874cm" svg:x="14.549cm" svg:y="7.041cm" svg:viewBox="0 0 976 875" draw:points="195,423 0,0 781,451 976,875">
              <text:p/>
            </draw:polygon>
            <draw:polygon draw:style-name="gr20" draw:text-style-name="P2" draw:layer="layout" svg:width="1.024cm" svg:height="0.761cm" svg:x="14.5cm" svg:y="7.154cm" svg:viewBox="0 0 1025 762" draw:points="244,310 0,0 732,395 1025,762">
              <text:p/>
            </draw:polygon>
            <draw:polygon draw:style-name="gr21" draw:text-style-name="P2" draw:layer="layout" svg:width="1.024cm" svg:height="1.014cm" svg:x="14.5cm" svg:y="6.9cm" svg:viewBox="0 0 1025 1015" draw:points="244,113 244,0 781,310 829,226 1025,338 1025,1015 244,564 0,254 136,325 49,141 175,215 146,56">
              <text:p/>
            </draw:polygon>
          </draw:g>
          <draw:frame draw:style-name="gr22" draw:text-style-name="P4" draw:layer="layout" svg:width="2.5cm" svg:height="0.725cm" svg:x="15.6cm" svg:y="7.045cm">
            <draw:text-box>
              <text:p text:style-name="P3"><text:span text:style-name="T1">Emissions</text:span></text:p>
            </draw:text-box>
          </draw:frame>
        </draw:g>
        <draw:connector draw:style-name="gr23" draw:text-style-name="P1" draw:layer="layout" draw:type="curve" svg:x1="16cm" svg:y1="11.4cm" svg:x2="11.7cm" svg:y2="13.9cm" draw:start-shape="id1" draw:start-glue-point="6" draw:end-shape="id2" draw:end-glue-point="4" svg:d="M16000 11400c0 1876-4300 627-4300 2500" svg:viewBox="0 0 4301 2501">
          <text:p/>
        </draw:connector>
        <draw:connector draw:style-name="gr23" draw:text-style-name="P1" draw:layer="layout" draw:type="curve" svg:x1="12.3cm" svg:y1="11.4cm" svg:x2="11.7cm" svg:y2="13.9cm" draw:start-shape="id3" draw:start-glue-point="6" draw:end-shape="id2" draw:end-glue-point="4" svg:d="M12300 11400c0 1876-600 627-600 2500" svg:viewBox="0 0 601 2501">
          <text:p/>
        </draw:connector>
        <draw:connector draw:style-name="gr24" draw:text-style-name="P1" draw:layer="layout" draw:type="curve" svg:x1="21.3cm" svg:y1="13.376cm" svg:x2="16cm" svg:y2="11.4cm" draw:start-shape="id4" draw:end-shape="id1" draw:end-glue-point="6" svg:d="M21300 13376c0-1480-5300-493-5300-1976" svg:viewBox="0 0 5301 1977">
          <text:p/>
        </draw:connector>
        <draw:g xml:id="id9" draw:id="id9">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5" draw:text-style-name="P5" draw:layer="layout" svg:width="2.507cm" svg:height="1.469cm" svg:x="4.092cm" svg:y="17.36cm" svg:viewBox="0 0 2508 1470" svg:d="M0 1470c710 0 1823-464 2303-770s0-700-242-700z">
              <text:p/>
            </draw:path>
            <draw:g>
              <draw:polygon draw:style-name="gr26" draw:text-style-name="P2" draw:layer="layout" svg:width="1.454cm" svg:height="3.639cm" svg:x="2.637cm" svg:y="15.19cm" svg:viewBox="0 0 1455 3640" draw:points="0,2800 0,0 1455,840 1455,3640">
                <text:p/>
              </draw:polygon>
              <draw:polygon draw:style-name="gr27" draw:text-style-name="P2" draw:layer="layout" svg:width="2.06cm" svg:height="3.989cm" svg:x="4.092cm" svg:y="14.84cm" svg:viewBox="0 0 2061 3990" draw:points="0,3990 0,1190 2061,0 2061,2800">
                <text:p/>
              </draw:polygon>
              <draw:polygon draw:style-name="gr28" draw:text-style-name="P2" draw:layer="layout" svg:width="3.515cm" svg:height="2.029cm" svg:x="2.637cm" svg:y="14cm" svg:viewBox="0 0 3516 2030" draw:points="1455,2030 0,1190 2061,0 3516,840">
                <text:p/>
              </draw:polygon>
              <draw:polygon draw:style-name="gr29" draw:text-style-name="P2" draw:layer="layout" svg:width="3.515cm" svg:height="4.829cm" svg:x="2.637cm" svg:y="14cm" svg:viewBox="0 0 3516 4830" draw:points="0,3990 0,1190 2061,0 3516,840 3516,3640 1455,4830">
                <text:p/>
              </draw:polygon>
              <draw:line draw:style-name="gr30" draw:text-style-name="P2" draw:layer="layout" svg:x1="3.849cm" svg:y1="18.13cm" svg:x2="2.879cm" svg:y2="17.57cm">
                <text:p/>
              </draw:line>
              <draw:line draw:style-name="gr31" draw:text-style-name="P2" draw:layer="layout" svg:x1="3.849cm" svg:y1="18.41cm" svg:x2="2.879cm" svg:y2="17.85cm">
                <text:p/>
              </draw:line>
              <draw:line draw:style-name="gr32" draw:text-style-name="P2" draw:layer="layout" svg:x1="3.849cm" svg:y1="18.27cm" svg:x2="2.879cm" svg:y2="17.71cm">
                <text:p/>
              </draw:line>
              <draw:polyline draw:style-name="gr33" draw:text-style-name="P2" draw:layer="layout" svg:width="1.211cm" svg:height="0.839cm" svg:x="2.758cm" svg:y="15.61cm" svg:viewBox="0 0 1212 840" draw:points="1212,840 0,140 0,0">
                <text:p/>
              </draw:polyline>
              <draw:polyline draw:style-name="gr34" draw:text-style-name="P2" draw:layer="layout" svg:width="1.19cm" svg:height="0.842cm" svg:x="2.779cm" svg:y="15.607cm" svg:viewBox="0 0 1191 843" draw:points="1191,843 1191,703 0,0">
                <text:p/>
              </draw:polyline>
              <draw:polygon draw:style-name="gr35" draw:text-style-name="P2" draw:layer="layout" svg:width="0.141cm" svg:height="0.246cm" svg:x="3.207cm" svg:y="17.007cm" svg:viewBox="0 0 142 247" draw:points="0,165 0,0 142,82 142,247">
                <text:p/>
              </draw:polygon>
              <draw:line draw:style-name="gr36" draw:text-style-name="P2" draw:layer="layout" svg:x1="3.849cm" svg:y1="17.99cm" svg:x2="2.879cm" svg:y2="17.43cm">
                <text:p/>
              </draw:line>
            </draw:g>
          </draw:g>
          <draw:frame draw:style-name="gr37" draw:layer="layout" svg:width="2.5cm" svg:height="0.962cm" svg:x="3.268cm" svg:y="14.738cm">
            <draw:text-box>
              <text:p>Airtime</text:p>
            </draw:text-box>
          </draw:frame>
        </draw:g>
        <draw:connector draw:style-name="gr38" draw:text-style-name="P1" draw:layer="layout" draw:type="curve" svg:x1="17.8cm" svg:y1="8.177cm" svg:x2="22.607cm" svg:y2="7.613cm" draw:start-shape="id5" draw:start-glue-point="1" draw:end-shape="id6" draw:end-glue-point="3" svg:d="M17800 8177c3591 0 1188-564 4807-564" svg:viewBox="0 0 4808 565">
          <text:p/>
        </draw:connector>
        <draw:frame draw:style-name="gr37" draw:layer="layout" svg:width="2.6cm" svg:height="0.962cm" svg:x="19cm" svg:y="6.9cm">
          <draw:text-box>
            <text:p>Upload</text:p>
          </draw:text-box>
        </draw:frame>
        <draw:frame draw:style-name="gr39" draw:text-style-name="P6" xml:id="id15" draw:id="id15" draw:layer="layout" svg:width="2.3cm" svg:height="0.645cm" svg:x="15.6cm" svg:y="8.5cm">
          <draw:text-box>
            <text:p text:style-name="P3"><text:span text:style-name="T3">- A diffuser</text:span></text:p>
          </draw:text-box>
        </draw:frame>
        <draw:frame draw:style-name="gr40" draw:text-style-name="P6" xml:id="id5" draw:id="id5" draw:layer="layout" svg:width="2.191cm" svg:height="0.645cm" svg:x="15.609cm" svg:y="7.855cm">
          <draw:text-box>
            <text:p text:style-name="P3"><text:span text:style-name="T3">- Diffusees</text:span></text:p>
          </draw:text-box>
        </draw:frame>
        <draw:g>
          <draw:g xml:id="id6" draw:id="id6">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1" draw:text-style-name="P5" draw:layer="layout" svg:width="2.381cm" svg:height="1.542cm" svg:x="25.418cm" svg:y="7.884cm" svg:viewBox="0 0 2382 1543" svg:d="M2 1543c198 0 2380-959 2380-1251s-307-292-505-292c0 125-1947 625-1875 1543z">
                <text:p/>
              </draw:path>
              <draw:g>
                <draw:polygon draw:style-name="gr42" draw:text-style-name="P2" draw:layer="layout" svg:width="2.523cm" svg:height="2.292cm" svg:x="22.751cm" svg:y="7.05cm" svg:viewBox="0 0 2524 2293" draw:points="0,834 0,0 2524,1459 2524,2293">
                  <text:p/>
                </draw:polygon>
                <draw:polygon draw:style-name="gr43" draw:text-style-name="P2" draw:layer="layout" svg:width="2.162cm" svg:height="2.083cm" svg:x="25.275cm" svg:y="7.259cm" svg:viewBox="0 0 2163 2084" draw:points="0,2084 0,1250 2163,0 2163,834">
                  <text:p/>
                </draw:polygon>
                <draw:polygon draw:style-name="gr44" draw:text-style-name="P2" draw:layer="layout" svg:width="4.687cm" svg:height="2.709cm" svg:x="22.751cm" svg:y="5.8cm" svg:viewBox="0 0 4688 2710" draw:points="2524,2710 0,1250 2163,0 4688,1459">
                  <text:p/>
                </draw:polygon>
                <draw:line draw:style-name="gr45" draw:text-style-name="P2" draw:layer="layout" svg:x1="23.617cm" svg:y1="7.718cm" svg:x2="23.617cm" svg:y2="8.218cm">
                  <text:p/>
                </draw:line>
                <draw:line draw:style-name="gr46" draw:text-style-name="P2" draw:layer="layout" svg:x1="25.204cm" svg:y1="8.785cm" svg:x2="24.05cm" svg:y2="8.118cm">
                  <text:p/>
                </draw:line>
                <draw:line draw:style-name="gr47" draw:text-style-name="P2" draw:layer="layout" svg:x1="24.043cm" svg:y1="7.968cm" svg:x2="24.043cm" svg:y2="8.135cm">
                  <text:p/>
                </draw:line>
                <draw:line draw:style-name="gr48" draw:text-style-name="P2" draw:layer="layout" svg:x1="25.197cm" svg:y1="8.635cm" svg:x2="25.197cm" svg:y2="8.802cm">
                  <text:p/>
                </draw:line>
                <draw:line draw:style-name="gr49" draw:text-style-name="P2" draw:layer="layout" svg:x1="25.197cm" svg:y1="8.635cm" svg:x2="24.043cm" svg:y2="7.968cm">
                  <text:p/>
                </draw:line>
                <draw:polygon draw:style-name="gr50" draw:text-style-name="P2" draw:layer="layout" svg:width="0.143cm" svg:height="0.249cm" svg:x="23.761cm" svg:y="7.801cm" svg:viewBox="0 0 144 250" draw:points="0,167 0,0 144,83 144,250">
                  <text:p/>
                </draw:polygon>
                <draw:line draw:style-name="gr51" draw:text-style-name="P2" draw:layer="layout" svg:x1="23.473cm" svg:y1="7.634cm" svg:x2="23.473cm" svg:y2="8.134cm">
                  <text:p/>
                </draw:line>
                <draw:line draw:style-name="gr52" draw:text-style-name="P2" draw:layer="layout" svg:x1="23.328cm" svg:y1="7.551cm" svg:x2="23.328cm" svg:y2="8.051cm">
                  <text:p/>
                </draw:line>
                <draw:line draw:style-name="gr53" draw:text-style-name="P2" draw:layer="layout" svg:x1="23.184cm" svg:y1="7.467cm" svg:x2="23.184cm" svg:y2="7.967cm">
                  <text:p/>
                </draw:line>
                <draw:line draw:style-name="gr54" draw:text-style-name="P2" draw:layer="layout" svg:x1="23.04cm" svg:y1="7.384cm" svg:x2="23.04cm" svg:y2="7.884cm">
                  <text:p/>
                </draw:line>
                <draw:line draw:style-name="gr55" draw:text-style-name="P2" draw:layer="layout" svg:x1="22.896cm" svg:y1="7.301cm" svg:x2="22.896cm" svg:y2="7.801cm">
                  <text:p/>
                </draw:line>
                <draw:polygon draw:style-name="gr56" draw:text-style-name="P2" draw:layer="layout" svg:width="0.143cm" svg:height="0.916cm" svg:x="22.607cm" svg:y="6.967cm" svg:viewBox="0 0 144 917" draw:points="0,834 0,0 144,83 144,917">
                  <text:p/>
                </draw:polygon>
                <draw:polygon draw:style-name="gr57" draw:text-style-name="P2" draw:layer="layout" svg:width="0.143cm" svg:height="0.916cm" svg:x="25.275cm" svg:y="8.51cm" svg:viewBox="0 0 144 917" draw:points="0,834 0,0 144,83 144,917">
                  <text:p/>
                </draw:polygon>
                <draw:polygon draw:style-name="gr58" draw:text-style-name="P2" draw:layer="layout" svg:width="4.831cm" svg:height="3.626cm" svg:x="22.607cm" svg:y="5.8cm" svg:viewBox="0 0 4832 3627" draw:points="0,2001 0,1167 144,1250 2308,0 4832,1459 4832,2293 2812,3460 2812,3627">
                  <text:p/>
                </draw:polygon>
              </draw:g>
            </draw:g>
            <draw:g>
              <draw:custom-shape draw:style-name="gr59" draw:text-style-name="P7" draw:layer="layout" svg:width="0.768cm" svg:height="0.763cm" svg:x="26.03cm" svg:y="8.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60" draw:text-style-name="P2" draw:layer="layout" svg:width="0.467cm" svg:height="0.713cm" svg:x="26.201cm" svg:y="8.507cm" svg:viewBox="0 0 468 714" draw:points="0,50 85,50 128,25 213,0 340,50 255,50 298,123 171,246 128,271 85,295 171,345 213,394 340,394 468,467 383,615 255,714 255,567 171,467 213,419 128,345 43,320 0,222">
                <text:p/>
              </draw:polygon>
              <draw:path draw:style-name="gr61" draw:text-style-name="P2" draw:layer="layout" svg:width="0.193cm" svg:height="0.324cm" svg:x="26.584cm" svg:y="8.551cm" svg:viewBox="0 0 194 325" svg:d="M171 325v-25l-43-73v-75l-43-98-85-49c85-49 255 271 171 320z">
                <text:p/>
              </draw:path>
              <draw:g>
                <draw:line draw:style-name="gr62" draw:text-style-name="P2" draw:layer="layout" svg:x1="26.372cm" svg:y1="8.974cm" svg:x2="26.329cm" svg:y2="8.802cm">
                  <text:p/>
                </draw:line>
                <draw:line draw:style-name="gr63" draw:text-style-name="P2" draw:layer="layout" svg:x1="26.371cm" svg:y1="8.974cm" svg:x2="26.414cm" svg:y2="8.851cm">
                  <text:p/>
                </draw:line>
                <draw:line draw:style-name="gr64" draw:text-style-name="P2" draw:layer="layout" svg:x1="26.457cm" svg:y1="8.974cm" svg:x2="26.414cm" svg:y2="8.851cm">
                  <text:p/>
                </draw:line>
                <draw:line draw:style-name="gr65" draw:text-style-name="P2" draw:layer="layout" svg:x1="26.456cm" svg:y1="8.974cm" svg:x2="26.499cm" svg:y2="8.802cm">
                  <text:p/>
                </draw:line>
              </draw:g>
              <draw:g>
                <draw:line draw:style-name="gr66" draw:text-style-name="P2" draw:layer="layout" svg:x1="26.627cm" svg:y1="8.974cm" svg:x2="26.584cm" svg:y2="8.802cm">
                  <text:p/>
                </draw:line>
                <draw:line draw:style-name="gr67" draw:text-style-name="P2" draw:layer="layout" svg:x1="26.626cm" svg:y1="8.974cm" svg:x2="26.669cm" svg:y2="8.851cm">
                  <text:p/>
                </draw:line>
                <draw:line draw:style-name="gr68" draw:text-style-name="P2" draw:layer="layout" svg:x1="26.712cm" svg:y1="8.974cm" svg:x2="26.669cm" svg:y2="8.851cm">
                  <text:p/>
                </draw:line>
                <draw:line draw:style-name="gr69" draw:text-style-name="P2" draw:layer="layout" svg:x1="26.712cm" svg:y1="8.974cm" svg:x2="26.755cm" svg:y2="8.802cm">
                  <text:p/>
                </draw:line>
              </draw:g>
              <draw:g>
                <draw:line draw:style-name="gr70" draw:text-style-name="P2" draw:layer="layout" svg:x1="26.116cm" svg:y1="8.974cm" svg:x2="26.073cm" svg:y2="8.802cm">
                  <text:p/>
                </draw:line>
                <draw:line draw:style-name="gr71" draw:text-style-name="P2" draw:layer="layout" svg:x1="26.115cm" svg:y1="8.974cm" svg:x2="26.158cm" svg:y2="8.851cm">
                  <text:p/>
                </draw:line>
                <draw:line draw:style-name="gr72" draw:text-style-name="P2" draw:layer="layout" svg:x1="26.201cm" svg:y1="8.974cm" svg:x2="26.158cm" svg:y2="8.851cm">
                  <text:p/>
                </draw:line>
                <draw:line draw:style-name="gr73" draw:text-style-name="P2" draw:layer="layout" svg:x1="26.201cm" svg:y1="8.974cm" svg:x2="26.244cm" svg:y2="8.802cm">
                  <text:p/>
                </draw:line>
              </draw:g>
            </draw:g>
          </draw:g>
          <draw:frame draw:style-name="gr37" draw:text-style-name="P8" draw:layer="layout" svg:width="4.1cm" svg:height="0.962cm" svg:x="23cm" svg:y="6.638cm">
            <draw:text-box>
              <text:p><text:span text:style-name="T4">radio-fmr.net</text:span></text:p>
            </draw:text-box>
          </draw:frame>
        </draw:g>
        <draw:g xml:id="id7" draw:id="id7">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74" draw:text-style-name="P5" draw:layer="layout" svg:width="2.381cm" svg:height="1.542cm" svg:x="25.409cm" svg:y="4.084cm" svg:viewBox="0 0 2382 1543" svg:d="M2 1543c198 0 2380-959 2380-1251s-307-292-505-292c0 125-1947 625-1875 1543z">
                <text:p/>
              </draw:path>
              <draw:g>
                <draw:polygon draw:style-name="gr75" draw:text-style-name="P2" draw:layer="layout" svg:width="2.523cm" svg:height="2.292cm" svg:x="22.742cm" svg:y="3.25cm" svg:viewBox="0 0 2524 2293" draw:points="0,834 0,0 2524,1459 2524,2293">
                  <text:p/>
                </draw:polygon>
                <draw:polygon draw:style-name="gr76" draw:text-style-name="P2" draw:layer="layout" svg:width="2.162cm" svg:height="2.083cm" svg:x="25.266cm" svg:y="3.459cm" svg:viewBox="0 0 2163 2084" draw:points="0,2084 0,1250 2163,0 2163,834">
                  <text:p/>
                </draw:polygon>
                <draw:polygon draw:style-name="gr77" draw:text-style-name="P2" draw:layer="layout" svg:width="4.687cm" svg:height="2.709cm" svg:x="22.742cm" svg:y="2cm" svg:viewBox="0 0 4688 2710" draw:points="2524,2710 0,1250 2163,0 4688,1459">
                  <text:p/>
                </draw:polygon>
                <draw:line draw:style-name="gr78" draw:text-style-name="P2" draw:layer="layout" svg:x1="23.608cm" svg:y1="3.918cm" svg:x2="23.608cm" svg:y2="4.418cm">
                  <text:p/>
                </draw:line>
                <draw:line draw:style-name="gr79" draw:text-style-name="P2" draw:layer="layout" svg:x1="25.195cm" svg:y1="4.985cm" svg:x2="24.041cm" svg:y2="4.318cm">
                  <text:p/>
                </draw:line>
                <draw:line draw:style-name="gr80" draw:text-style-name="P2" draw:layer="layout" svg:x1="24.034cm" svg:y1="4.168cm" svg:x2="24.034cm" svg:y2="4.335cm">
                  <text:p/>
                </draw:line>
                <draw:line draw:style-name="gr81" draw:text-style-name="P2" draw:layer="layout" svg:x1="25.188cm" svg:y1="4.835cm" svg:x2="25.188cm" svg:y2="5.002cm">
                  <text:p/>
                </draw:line>
                <draw:line draw:style-name="gr82" draw:text-style-name="P2" draw:layer="layout" svg:x1="25.188cm" svg:y1="4.835cm" svg:x2="24.034cm" svg:y2="4.168cm">
                  <text:p/>
                </draw:line>
                <draw:polygon draw:style-name="gr83" draw:text-style-name="P2" draw:layer="layout" svg:width="0.143cm" svg:height="0.249cm" svg:x="23.752cm" svg:y="4.001cm" svg:viewBox="0 0 144 250" draw:points="0,167 0,0 144,83 144,250">
                  <text:p/>
                </draw:polygon>
                <draw:line draw:style-name="gr84" draw:text-style-name="P2" draw:layer="layout" svg:x1="23.464cm" svg:y1="3.834cm" svg:x2="23.464cm" svg:y2="4.334cm">
                  <text:p/>
                </draw:line>
                <draw:line draw:style-name="gr85" draw:text-style-name="P2" draw:layer="layout" svg:x1="23.319cm" svg:y1="3.751cm" svg:x2="23.319cm" svg:y2="4.251cm">
                  <text:p/>
                </draw:line>
                <draw:line draw:style-name="gr86" draw:text-style-name="P2" draw:layer="layout" svg:x1="23.175cm" svg:y1="3.667cm" svg:x2="23.175cm" svg:y2="4.167cm">
                  <text:p/>
                </draw:line>
                <draw:line draw:style-name="gr87" draw:text-style-name="P2" draw:layer="layout" svg:x1="23.031cm" svg:y1="3.584cm" svg:x2="23.031cm" svg:y2="4.084cm">
                  <text:p/>
                </draw:line>
                <draw:line draw:style-name="gr88" draw:text-style-name="P2" draw:layer="layout" svg:x1="22.887cm" svg:y1="3.501cm" svg:x2="22.887cm" svg:y2="4.001cm">
                  <text:p/>
                </draw:line>
                <draw:polygon draw:style-name="gr89" draw:text-style-name="P2" draw:layer="layout" svg:width="0.143cm" svg:height="0.916cm" svg:x="22.598cm" svg:y="3.167cm" svg:viewBox="0 0 144 917" draw:points="0,834 0,0 144,83 144,917">
                  <text:p/>
                </draw:polygon>
                <draw:polygon draw:style-name="gr90" draw:text-style-name="P2" draw:layer="layout" svg:width="0.143cm" svg:height="0.916cm" svg:x="25.266cm" svg:y="4.71cm" svg:viewBox="0 0 144 917" draw:points="0,834 0,0 144,83 144,917">
                  <text:p/>
                </draw:polygon>
                <draw:polygon draw:style-name="gr91" draw:text-style-name="P2" draw:layer="layout" svg:width="4.831cm" svg:height="3.626cm" svg:x="22.598cm" svg:y="2cm" svg:viewBox="0 0 4832 3627" draw:points="0,2001 0,1167 144,1250 2308,0 4832,1459 4832,2293 2812,3460 2812,3627">
                  <text:p/>
                </draw:polygon>
              </draw:g>
            </draw:g>
            <draw:g>
              <draw:custom-shape draw:style-name="gr92" draw:text-style-name="P7" draw:layer="layout" svg:width="0.768cm" svg:height="0.763cm" svg:x="26.021cm" svg:y="4.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93" draw:text-style-name="P2" draw:layer="layout" svg:width="0.467cm" svg:height="0.713cm" svg:x="26.192cm" svg:y="4.707cm" svg:viewBox="0 0 468 714" draw:points="0,50 85,50 128,25 213,0 340,50 255,50 298,123 171,246 128,271 85,295 171,345 213,394 340,394 468,467 383,615 255,714 255,567 171,467 213,419 128,345 43,320 0,222">
                <text:p/>
              </draw:polygon>
              <draw:path draw:style-name="gr94" draw:text-style-name="P2" draw:layer="layout" svg:width="0.193cm" svg:height="0.324cm" svg:x="26.575cm" svg:y="4.751cm" svg:viewBox="0 0 194 325" svg:d="M171 325v-25l-43-73v-75l-43-98-85-49c85-49 255 271 171 320z">
                <text:p/>
              </draw:path>
              <draw:g>
                <draw:line draw:style-name="gr95" draw:text-style-name="P2" draw:layer="layout" svg:x1="26.363cm" svg:y1="5.174cm" svg:x2="26.32cm" svg:y2="5.002cm">
                  <text:p/>
                </draw:line>
                <draw:line draw:style-name="gr96" draw:text-style-name="P2" draw:layer="layout" svg:x1="26.362cm" svg:y1="5.174cm" svg:x2="26.405cm" svg:y2="5.051cm">
                  <text:p/>
                </draw:line>
                <draw:line draw:style-name="gr97" draw:text-style-name="P2" draw:layer="layout" svg:x1="26.448cm" svg:y1="5.174cm" svg:x2="26.405cm" svg:y2="5.051cm">
                  <text:p/>
                </draw:line>
                <draw:line draw:style-name="gr98" draw:text-style-name="P2" draw:layer="layout" svg:x1="26.447cm" svg:y1="5.174cm" svg:x2="26.49cm" svg:y2="5.002cm">
                  <text:p/>
                </draw:line>
              </draw:g>
              <draw:g>
                <draw:line draw:style-name="gr99" draw:text-style-name="P2" draw:layer="layout" svg:x1="26.618cm" svg:y1="5.174cm" svg:x2="26.575cm" svg:y2="5.002cm">
                  <text:p/>
                </draw:line>
                <draw:line draw:style-name="gr100" draw:text-style-name="P2" draw:layer="layout" svg:x1="26.617cm" svg:y1="5.174cm" svg:x2="26.66cm" svg:y2="5.051cm">
                  <text:p/>
                </draw:line>
                <draw:line draw:style-name="gr101" draw:text-style-name="P2" draw:layer="layout" svg:x1="26.703cm" svg:y1="5.174cm" svg:x2="26.66cm" svg:y2="5.051cm">
                  <text:p/>
                </draw:line>
                <draw:line draw:style-name="gr102" draw:text-style-name="P2" draw:layer="layout" svg:x1="26.703cm" svg:y1="5.174cm" svg:x2="26.746cm" svg:y2="5.002cm">
                  <text:p/>
                </draw:line>
              </draw:g>
              <draw:g>
                <draw:line draw:style-name="gr103" draw:text-style-name="P2" draw:layer="layout" svg:x1="26.107cm" svg:y1="5.174cm" svg:x2="26.064cm" svg:y2="5.002cm">
                  <text:p/>
                </draw:line>
                <draw:line draw:style-name="gr104" draw:text-style-name="P2" draw:layer="layout" svg:x1="26.106cm" svg:y1="5.174cm" svg:x2="26.149cm" svg:y2="5.051cm">
                  <text:p/>
                </draw:line>
                <draw:line draw:style-name="gr105" draw:text-style-name="P2" draw:layer="layout" svg:x1="26.192cm" svg:y1="5.174cm" svg:x2="26.149cm" svg:y2="5.051cm">
                  <text:p/>
                </draw:line>
                <draw:line draw:style-name="gr106" draw:text-style-name="P2" draw:layer="layout" svg:x1="26.192cm" svg:y1="5.174cm" svg:x2="26.235cm" svg:y2="5.002cm">
                  <text:p/>
                </draw:line>
              </draw:g>
            </draw:g>
          </draw:g>
          <draw:frame draw:style-name="gr16" draw:text-style-name="P8" draw:layer="layout" svg:width="4.509cm" svg:height="1.673cm" svg:x="22.991cm" svg:y="2.838cm">
            <draw:text-box>
              <text:p><text:span text:style-name="T4">mixcloud.com</text:span></text:p>
            </draw:text-box>
          </draw:frame>
        </draw:g>
        <draw:connector draw:style-name="gr38" draw:text-style-name="P1" draw:layer="layout" draw:type="curve" svg:x1="17.8cm" svg:y1="8.177cm" svg:x2="22.598cm" svg:y2="3.813cm" draw:start-shape="id5" draw:end-shape="id7" draw:end-glue-point="3" svg:d="M17800 8177c3583 0 1185-4364 4798-4364" svg:viewBox="0 0 4799 4365">
          <text:p/>
        </draw:connector>
        <draw:connector draw:style-name="gr24" draw:text-style-name="P1" draw:layer="layout" draw:type="curve" draw:line-skew="0.114cm" svg:x1="21.3cm" svg:y1="18.4cm" svg:x2="4.618cm" svg:y2="18.83cm" draw:start-shape="id8" draw:end-shape="id9" draw:end-glue-point="2" svg:d="M21300 18400c0 1596-16682 1381-16682 430" svg:viewBox="0 0 16683 1173">
          <text:p/>
        </draw:connector>
        <draw:g>
          <draw:g>
            <draw:g>
              <draw:path draw:style-name="gr107" draw:text-style-name="P9" draw:layer="layout" svg:width="1.243cm" svg:height="0.936cm" svg:x="20.191cm" svg:y="15.527cm" svg:viewBox="0 0 1244 937" svg:d="M614 0c540 0 630 349 630 662-180 208-901 416-1242 148-19-304 71-810 612-810z">
                <text:p/>
              </draw:path>
              <draw:path draw:style-name="gr108" draw:text-style-name="P9" draw:layer="layout" svg:width="0.269cm" svg:height="0.676cm" svg:x="20.805cm" svg:y="15.684cm" svg:viewBox="0 0 270 677" svg:d="M0 52c60-35 210-17 270-52 0 208 0 677 0 677 0-236-210-452-270-625z">
                <text:p/>
              </draw:path>
              <draw:path draw:style-name="gr109" draw:text-style-name="P9" draw:layer="layout" svg:width="0.408cm" svg:height="0.563cm" svg:x="20.69cm" svg:y="15.215cm" svg:viewBox="0 0 409 564" svg:d="M180 0c153 0 202 190 202 294s93 227-65 260-317-6-317-242 27-312 180-312z">
                <text:p/>
              </draw:path>
              <draw:path draw:style-name="gr110" draw:text-style-name="P9" draw:layer="layout" svg:width="0.63cm" svg:height="0.832cm" svg:x="20.715cm" svg:y="14.747cm" svg:viewBox="0 0 631 833" svg:d="M360 0c153 0 271 0 271 364s-118 469-271 469-360-233-360-469 207-364 360-364z">
                <text:p/>
              </draw:path>
              <draw:path draw:style-name="gr111" draw:text-style-name="P9" draw:layer="layout" svg:width="0.763cm" svg:height="0.787cm" svg:x="20.565cm" svg:y="14.538cm" svg:viewBox="0 0 764 788" svg:d="M330 0c180 0 450 0 433 208-91 95-385 25-433 104-144 239 90 625-271 417-180-469 91-729 271-729z">
                <text:p/>
              </draw:path>
              <draw:path draw:style-name="gr112" draw:text-style-name="P9" draw:layer="layout" svg:width="1.063cm" svg:height="0.761cm" svg:x="21.345cm" svg:y="15.736cm" svg:viewBox="0 0 1064 762" svg:d="M541 0c540 0 523 349 523 662-180 208-884 67-1064-193 90-209 0-469 541-469z">
                <text:p/>
              </draw:path>
              <draw:path draw:style-name="gr113" draw:text-style-name="P9" draw:layer="layout" svg:width="0.269cm" svg:height="0.52cm" svg:x="21.616cm" svg:y="15.892cm" svg:viewBox="0 0 270 521" svg:d="M0 0c90 52 210 35 270 0-180 156-270 521-270 521 0-236 0-313 0-521z">
                <text:p/>
              </draw:path>
              <draw:path draw:style-name="gr114" draw:text-style-name="P9" draw:layer="layout" svg:width="0.372cm" svg:height="0.43cm" svg:x="21.616cm" svg:y="15.475cm" svg:viewBox="0 0 373 431" svg:d="M270 0c153 0 90 156 90 260 0 105-180 209-270 157s-90-52-90-209c0-156 117-208 270-208z">
                <text:p/>
              </draw:path>
              <draw:path draw:style-name="gr115" draw:text-style-name="P9" draw:layer="layout" svg:width="0.54cm" svg:height="0.676cm" svg:x="21.436cm" svg:y="15.059cm" svg:viewBox="0 0 541 677" svg:d="M270 0c153 0 271 52 271 260 0 209-118 417-271 417s-270-181-270-417 117-260 270-260z">
                <text:p/>
              </draw:path>
              <draw:path draw:style-name="gr116" draw:text-style-name="P9" draw:layer="layout" svg:width="0.751cm" svg:height="0.952cm" svg:x="21.435cm" svg:y="14.798cm" svg:viewBox="0 0 752 953" svg:d="M482 0c-180 0-498 52-481 260 91 95 402 25 450 105 143 238-31 676 180 572 270-520 31-937-149-937z">
                <text:p/>
              </draw:path>
              <draw:path draw:style-name="gr117" draw:text-style-name="P9" draw:layer="layout" svg:width="2.202cm" svg:height="1.932cm" svg:x="20.206cm" svg:y="14.538cm" svg:viewBox="0 0 2203 1933" svg:d="M689 0c180 0 467 0 450 208-6 20-60 35-90 52 180 365 0 781-180 781 180 53 298 176 337 381 36-122 122-185 203-172l-2-76c-188-107-244-480-88-601 0 0-114-21-90-52-27-253 513-302 567-237 158 71 296 587 48 945 374-20 358 496 359 631-410 164-867 24-1037-156-266 221-929 291-1163 108-30-394 141-779 476-809-2-85 15-151 15-238-30-17-54-14-76-36-180-469 91-729 271-729z">
                <text:p/>
              </draw:path>
            </draw:g>
            <draw:frame draw:style-name="gr37" draw:text-style-name="P1" draw:layer="layout" svg:width="3.8cm" svg:height="0.962cm" svg:x="19.4cm" svg:y="16.276cm">
              <draw:text-box>
                <text:p text:style-name="P1">Animateurs</text:p>
              </draw:text-box>
            </draw:frame>
          </draw:g>
          <draw:frame draw:style-name="gr37" draw:text-style-name="P3" xml:id="id4" draw:id="id4" draw:layer="layout" svg:width="5.8cm" svg:height="0.962cm" svg:x="18.4cm" svg:y="13.376cm">
            <draw:text-box>
              <text:p text:style-name="P1">1) Dépot manuel</text:p>
            </draw:text-box>
          </draw:frame>
          <draw:frame draw:style-name="gr37" draw:text-style-name="P3" xml:id="id8" draw:id="id8" draw:layer="layout" svg:width="6.2cm" svg:height="0.962cm" svg:x="18.2cm" svg:y="17.438cm">
            <draw:text-box>
              <text:p text:style-name="P1">2) Édition émissions</text:p>
            </draw:text-box>
          </draw:frame>
        </draw:g>
        <draw:custom-shape draw:style-name="gr118" draw:text-style-name="P10" xml:id="id2" draw:id="id2" draw:layer="layout" svg:width="2.8cm" svg:height="2.2cm" svg:x="10.3cm" svg:y="13.9cm">
          <text:p text:style-name="P1"><text:span text:style-name="T5">Vérif</text:span></text:p>
          <text:p text:style-name="P1"><text:span text:style-name="T5">Fichiers</text:span></text:p>
          <text:p text:style-name="P1"><text:span text:style-name="T5">(inotify)</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119" draw:text-style-name="P10" xml:id="id12" draw:id="id12" draw:layer="layout" svg:width="1.9cm" svg:height="1.3cm" svg:x="10.5cm" svg:y="17.2cm">
          <text:p text:style-name="P1"><text:span text:style-name="T5">Ajout</text:span></text:p>
          <text:p text:style-name="P1"><text:span text:style-name="T5">tags</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frame draw:style-name="gr120" draw:text-style-name="P1" draw:layer="layout" svg:width="2.109cm" svg:height="2.109cm" svg:x="1cm" svg:y="1cm">
          <draw:image xlink:href="Pictures/1000020100000128000001288D6032BF.png" xlink:type="simple" xlink:show="embed" xlink:actuate="onLoad">
            <text:p/>
          </draw:image>
        </draw:frame>
        <draw:g xml:id="id10" draw:id="id10">
          <draw:glue-point draw:id="4" svg:x="2.872cm" svg:y="-1.511cm"/>
          <draw:g>
            <draw:glue-point draw:id="4" svg:x="1.25cm" svg:y="-5cm"/>
            <draw:glue-point draw:id="5" svg:x="2.812cm" svg:y="-4cm"/>
            <draw:glue-point draw:id="6" svg:x="4.375cm" svg:y="-3cm"/>
            <draw:glue-point draw:id="7" svg:x="4.375cm" svg:y="-1cm"/>
            <draw:glue-point draw:id="8" svg:x="4.375cm" svg:y="1cm"/>
            <draw:glue-point draw:id="9" svg:x="1.25cm" svg:y="3cm"/>
            <draw:glue-point draw:id="10" svg:x="-1.875cm" svg:y="4.9cm"/>
            <draw:glue-point draw:id="11" svg:x="-3.437cm" svg:y="4cm"/>
            <draw:glue-point draw:id="12" svg:x="-5cm" svg:y="3cm"/>
            <draw:glue-point draw:id="13" svg:x="-5cm" svg:y="1cm"/>
            <draw:glue-point draw:id="14" svg:x="-5cm" svg:y="-1cm"/>
            <draw:glue-point draw:id="15" svg:x="-1.875cm" svg:y="-3cm"/>
            <draw:path draw:style-name="gr121" draw:text-style-name="P5" draw:layer="layout" svg:width="2.077cm" svg:height="1.2cm" svg:x="5.103cm" svg:y="4.143cm" svg:viewBox="0 0 2078 1201" svg:d="M0 1201c168 0 2078-883 2078-989s-77-212-245-212c0 106-1833 1024-1833 1201z">
              <text:p/>
            </draw:path>
            <draw:g>
              <draw:polygon draw:style-name="gr122" draw:text-style-name="P2" draw:layer="layout" svg:width="1.221cm" svg:height="2.118cm" svg:x="3.881cm" svg:y="3.26cm" svg:viewBox="0 0 1222 2119" draw:points="0,1413 0,0 1222,706 1222,2119">
                <text:p/>
              </draw:polygon>
              <draw:polygon draw:style-name="gr123" draw:text-style-name="P2" draw:layer="layout" svg:width="1.832cm" svg:height="2.472cm" svg:x="5.103cm" svg:y="2.906cm" svg:viewBox="0 0 1833 2473" draw:points="0,2473 0,1060 1833,0 1833,1413">
                <text:p/>
              </draw:polygon>
              <draw:polygon draw:style-name="gr124" draw:text-style-name="P2" draw:layer="layout" svg:width="3.055cm" svg:height="1.765cm" svg:x="3.881cm" svg:y="2.2cm" svg:viewBox="0 0 3056 1766" draw:points="1222,1766 0,1060 1833,0 3056,706">
                <text:p/>
              </draw:polygon>
              <draw:polygon draw:style-name="gr125" draw:text-style-name="P2" draw:layer="layout" svg:width="3.055cm" svg:height="3.178cm" svg:x="3.881cm" svg:y="2.2cm" svg:viewBox="0 0 3056 3179" draw:points="0,2473 0,1060 1833,0 3056,706 3056,2119 1222,3179">
                <text:p/>
              </draw:polygon>
              <draw:polygon draw:style-name="gr126" draw:text-style-name="P2" draw:layer="layout" svg:width="0.06cm" svg:height="0.14cm" svg:x="4.737cm" svg:y="3.966cm" svg:viewBox="0 0 61 141" draw:points="0,106 0,0 61,35 61,141">
                <text:p/>
              </draw:polygon>
              <draw:polygon draw:style-name="gr127" draw:text-style-name="P2" draw:layer="layout" svg:width="0.121cm" svg:height="0.247cm" svg:x="4.859cm" svg:y="3.966cm" svg:viewBox="0 0 122 248" draw:points="0,177 0,0 122,71 122,248">
                <text:p/>
              </draw:polygon>
              <draw:line draw:style-name="gr128" draw:text-style-name="P2" draw:layer="layout" svg:x1="6.387cm" svg:y1="3.895cm" svg:x2="6.876cm" svg:y2="3.613cm">
                <text:p/>
              </draw:line>
              <draw:g>
                <draw:line draw:style-name="gr129" draw:text-style-name="P2" draw:layer="layout" svg:x1="4.614cm" svg:y1="4.956cm" svg:x2="4.492cm" svg:y2="4.885cm">
                  <text:p/>
                </draw:line>
                <draw:line draw:style-name="gr130" draw:text-style-name="P2" draw:layer="layout" svg:x1="4.492cm" svg:y1="4.143cm" svg:x2="4.492cm" svg:y2="4.885cm">
                  <text:p/>
                </draw:line>
                <draw:line draw:style-name="gr131" draw:text-style-name="P2" draw:layer="layout" svg:x1="4.614cm" svg:y1="4.214cm" svg:x2="4.614cm" svg:y2="4.956cm">
                  <text:p/>
                </draw:line>
                <draw:line draw:style-name="gr132" draw:text-style-name="P2" draw:layer="layout" svg:x1="4.614cm" svg:y1="4.214cm" svg:x2="4.492cm" svg:y2="4.143cm">
                  <text:p/>
                </draw:line>
              </draw:g>
              <draw:g>
                <draw:line draw:style-name="gr133" draw:text-style-name="P2" draw:layer="layout" svg:x1="4.064cm" svg:y1="4.638cm" svg:x2="3.942cm" svg:y2="4.567cm">
                  <text:p/>
                </draw:line>
                <draw:line draw:style-name="gr134" draw:text-style-name="P2" draw:layer="layout" svg:x1="3.942cm" svg:y1="3.825cm" svg:x2="3.942cm" svg:y2="4.567cm">
                  <text:p/>
                </draw:line>
                <draw:line draw:style-name="gr135" draw:text-style-name="P2" draw:layer="layout" svg:x1="4.065cm" svg:y1="3.896cm" svg:x2="4.065cm" svg:y2="4.638cm">
                  <text:p/>
                </draw:line>
                <draw:line draw:style-name="gr136" draw:text-style-name="P2" draw:layer="layout" svg:x1="4.064cm" svg:y1="3.896cm" svg:x2="3.942cm" svg:y2="3.825cm">
                  <text:p/>
                </draw:line>
              </draw:g>
              <draw:g>
                <draw:line draw:style-name="gr137" draw:text-style-name="P2" draw:layer="layout" svg:x1="4.247cm" svg:y1="4.744cm" svg:x2="4.125cm" svg:y2="4.673cm">
                  <text:p/>
                </draw:line>
                <draw:line draw:style-name="gr138" draw:text-style-name="P2" draw:layer="layout" svg:x1="4.125cm" svg:y1="3.931cm" svg:x2="4.125cm" svg:y2="4.673cm">
                  <text:p/>
                </draw:line>
                <draw:line draw:style-name="gr139" draw:text-style-name="P2" draw:layer="layout" svg:x1="4.248cm" svg:y1="4.002cm" svg:x2="4.248cm" svg:y2="4.744cm">
                  <text:p/>
                </draw:line>
                <draw:line draw:style-name="gr140" draw:text-style-name="P2" draw:layer="layout" svg:x1="4.247cm" svg:y1="4.002cm" svg:x2="4.125cm" svg:y2="3.931cm">
                  <text:p/>
                </draw:line>
              </draw:g>
              <draw:g>
                <draw:line draw:style-name="gr141" draw:text-style-name="P2" draw:layer="layout" svg:x1="4.431cm" svg:y1="4.85cm" svg:x2="4.309cm" svg:y2="4.779cm">
                  <text:p/>
                </draw:line>
                <draw:line draw:style-name="gr142" draw:text-style-name="P2" draw:layer="layout" svg:x1="4.309cm" svg:y1="4.037cm" svg:x2="4.309cm" svg:y2="4.779cm">
                  <text:p/>
                </draw:line>
                <draw:line draw:style-name="gr143" draw:text-style-name="P2" draw:layer="layout" svg:x1="4.431cm" svg:y1="4.107cm" svg:x2="4.431cm" svg:y2="4.849cm">
                  <text:p/>
                </draw:line>
                <draw:line draw:style-name="gr144" draw:text-style-name="P2" draw:layer="layout" svg:x1="4.431cm" svg:y1="4.108cm" svg:x2="4.309cm" svg:y2="4.037cm">
                  <text:p/>
                </draw:line>
              </draw:g>
              <draw:g>
                <draw:line draw:style-name="gr145" draw:text-style-name="P2" draw:layer="layout" svg:x1="4.797cm" svg:y1="5.061cm" svg:x2="4.675cm" svg:y2="4.99cm">
                  <text:p/>
                </draw:line>
                <draw:line draw:style-name="gr146" draw:text-style-name="P2" draw:layer="layout" svg:x1="4.675cm" svg:y1="4.249cm" svg:x2="4.675cm" svg:y2="4.991cm">
                  <text:p/>
                </draw:line>
                <draw:line draw:style-name="gr147" draw:text-style-name="P2" draw:layer="layout" svg:x1="4.798cm" svg:y1="4.319cm" svg:x2="4.798cm" svg:y2="5.061cm">
                  <text:p/>
                </draw:line>
                <draw:line draw:style-name="gr148" draw:text-style-name="P2" draw:layer="layout" svg:x1="4.797cm" svg:y1="4.32cm" svg:x2="4.675cm" svg:y2="4.249cm">
                  <text:p/>
                </draw:line>
              </draw:g>
              <draw:g>
                <draw:line draw:style-name="gr149" draw:text-style-name="P2" draw:layer="layout" svg:x1="4.981cm" svg:y1="5.168cm" svg:x2="4.859cm" svg:y2="5.097cm">
                  <text:p/>
                </draw:line>
                <draw:line draw:style-name="gr150" draw:text-style-name="P2" draw:layer="layout" svg:x1="4.859cm" svg:y1="4.355cm" svg:x2="4.859cm" svg:y2="5.097cm">
                  <text:p/>
                </draw:line>
                <draw:line draw:style-name="gr151" draw:text-style-name="P2" draw:layer="layout" svg:x1="4.981cm" svg:y1="4.426cm" svg:x2="4.981cm" svg:y2="5.168cm">
                  <text:p/>
                </draw:line>
                <draw:line draw:style-name="gr152" draw:text-style-name="P2" draw:layer="layout" svg:x1="4.981cm" svg:y1="4.426cm" svg:x2="4.859cm" svg:y2="4.355cm">
                  <text:p/>
                </draw:line>
              </draw:g>
              <draw:line draw:style-name="gr153" draw:text-style-name="P2" draw:layer="layout" svg:x1="6.387cm" svg:y1="3.966cm" svg:x2="6.876cm" svg:y2="3.684cm">
                <text:p/>
              </draw:line>
              <draw:line draw:style-name="gr154" draw:text-style-name="P2" draw:layer="layout" svg:x1="6.387cm" svg:y1="4.036cm" svg:x2="6.876cm" svg:y2="3.754cm">
                <text:p/>
              </draw:line>
              <draw:line draw:style-name="gr155" draw:text-style-name="P2" draw:layer="layout" svg:x1="6.387cm" svg:y1="4.107cm" svg:x2="6.876cm" svg:y2="3.825cm">
                <text:p/>
              </draw:line>
              <draw:line draw:style-name="gr156" draw:text-style-name="P2" draw:layer="layout" svg:x1="6.387cm" svg:y1="4.178cm" svg:x2="6.876cm" svg:y2="3.896cm">
                <text:p/>
              </draw:line>
              <draw:line draw:style-name="gr157" draw:text-style-name="P2" draw:layer="layout" svg:x1="6.387cm" svg:y1="4.248cm" svg:x2="6.876cm" svg:y2="3.966cm">
                <text:p/>
              </draw:line>
              <draw:line draw:style-name="gr158" draw:text-style-name="P2" draw:layer="layout" svg:x1="6.387cm" svg:y1="4.319cm" svg:x2="6.876cm" svg:y2="4.037cm">
                <text:p/>
              </draw:line>
              <draw:line draw:style-name="gr159" draw:text-style-name="P2" draw:layer="layout" svg:x1="6.387cm" svg:y1="4.389cm" svg:x2="6.876cm" svg:y2="4.107cm">
                <text:p/>
              </draw:line>
              <draw:line draw:style-name="gr160" draw:text-style-name="P2" draw:layer="layout" svg:x1="6.387cm" svg:y1="4.46cm" svg:x2="6.876cm" svg:y2="4.178cm">
                <text:p/>
              </draw:line>
              <draw:line draw:style-name="gr161" draw:text-style-name="P2" draw:layer="layout" svg:x1="6.387cm" svg:y1="4.531cm" svg:x2="6.876cm" svg:y2="4.249cm">
                <text:p/>
              </draw:line>
            </draw:g>
          </draw:g>
          <draw:g>
            <draw:polygon draw:style-name="gr162" draw:text-style-name="P2" draw:layer="layout" svg:width="1.144cm" svg:height="1.488cm" svg:x="3.558cm" svg:y="5.011cm" svg:viewBox="0 0 1145 1489" draw:points="0,827 0,0 787,455 859,331 1145,496 1145,1489">
              <text:p/>
            </draw:polygon>
            <draw:polygon draw:style-name="gr163" draw:text-style-name="P2" draw:layer="layout" svg:width="1.287cm" svg:height="1.405cm" svg:x="3.415cm" svg:y="5.094cm" svg:viewBox="0 0 1288 1406" draw:points="143,744 0,0 1145,662 1288,1406">
              <text:p/>
            </draw:polygon>
            <draw:polygon draw:style-name="gr164" draw:text-style-name="P2" draw:layer="layout" svg:width="1.43cm" svg:height="1.281cm" svg:x="3.272cm" svg:y="5.218cm" svg:viewBox="0 0 1431 1282" draw:points="286,620 0,0 1145,662 1431,1282">
              <text:p/>
            </draw:polygon>
            <draw:polygon draw:style-name="gr165" draw:text-style-name="P2" draw:layer="layout" svg:width="1.501cm" svg:height="1.115cm" svg:x="3.2cm" svg:y="5.384cm" svg:viewBox="0 0 1502 1116" draw:points="358,455 0,0 1073,579 1502,1116">
              <text:p/>
            </draw:polygon>
            <draw:polygon draw:style-name="gr166" draw:text-style-name="P2" draw:layer="layout" svg:width="1.501cm" svg:height="1.488cm" svg:x="3.2cm" svg:y="5.011cm" svg:viewBox="0 0 1502 1489" draw:points="358,165 358,0 1145,455 1216,331 1502,496 1502,1489 358,827 0,372 199,477 71,207 256,315 215,83">
              <text:p/>
            </draw:polygon>
          </draw:g>
          <draw:frame draw:style-name="gr167" draw:text-style-name="P11" draw:layer="layout" svg:width="3.3cm" svg:height="0.78cm" svg:x="4.6cm" svg:y="5.62cm">
            <draw:text-box>
              <text:p text:style-name="P3"><text:span text:style-name="T6">Fond musical</text:span></text:p>
            </draw:text-box>
          </draw:frame>
          <draw:frame draw:style-name="gr37" draw:layer="layout" svg:width="1.9cm" svg:height="0.962cm" svg:x="4.5cm" svg:y="2.7cm">
            <draw:text-box>
              <text:p>NAS</text:p>
            </draw:text-box>
          </draw:frame>
        </draw:g>
        <draw:g>
          <draw:glue-point draw:id="4" svg:x="1.25cm" svg:y="-5cm"/>
          <draw:glue-point draw:id="5" svg:x="2.812cm" svg:y="-4cm"/>
          <draw:glue-point draw:id="6" svg:x="4.375cm" svg:y="-3cm"/>
          <draw:glue-point draw:id="7" svg:x="4.375cm" svg:y="-1cm"/>
          <draw:glue-point draw:id="8" svg:x="4.375cm" svg:y="1cm"/>
          <draw:glue-point draw:id="9" svg:x="1.25cm" svg:y="3cm"/>
          <draw:glue-point draw:id="10" svg:x="-1.875cm" svg:y="4.9cm"/>
          <draw:glue-point draw:id="11" svg:x="-3.437cm" svg:y="4cm"/>
          <draw:glue-point draw:id="12" svg:x="-5cm" svg:y="3cm"/>
          <draw:glue-point draw:id="13" svg:x="-5cm" svg:y="1cm"/>
          <draw:glue-point draw:id="14" svg:x="-5cm" svg:y="-1cm"/>
          <draw:glue-point draw:id="15" svg:x="-1.875cm" svg:y="-3cm"/>
          <draw:path draw:style-name="gr168" draw:text-style-name="P5" draw:layer="layout" svg:width="2.077cm" svg:height="1.2cm" svg:x="14.003cm" svg:y="4.143cm" svg:viewBox="0 0 2078 1201" svg:d="M0 1201c168 0 2078-883 2078-989s-77-212-245-212c0 106-1833 1024-1833 1201z">
            <text:p/>
          </draw:path>
          <draw:g>
            <draw:polygon draw:style-name="gr169" draw:text-style-name="P2" draw:layer="layout" svg:width="1.221cm" svg:height="2.118cm" svg:x="12.781cm" svg:y="3.26cm" svg:viewBox="0 0 1222 2119" draw:points="0,1413 0,0 1222,706 1222,2119">
              <text:p/>
            </draw:polygon>
            <draw:polygon draw:style-name="gr170" draw:text-style-name="P2" draw:layer="layout" svg:width="1.832cm" svg:height="2.472cm" svg:x="14.003cm" svg:y="2.906cm" svg:viewBox="0 0 1833 2473" draw:points="0,2473 0,1060 1833,0 1833,1413">
              <text:p/>
            </draw:polygon>
            <draw:polygon draw:style-name="gr171" draw:text-style-name="P2" draw:layer="layout" svg:width="3.055cm" svg:height="1.765cm" svg:x="12.781cm" svg:y="2.2cm" svg:viewBox="0 0 3056 1766" draw:points="1222,1766 0,1060 1833,0 3056,706">
              <text:p/>
            </draw:polygon>
            <draw:polygon draw:style-name="gr172" draw:text-style-name="P2" draw:layer="layout" svg:width="3.055cm" svg:height="3.178cm" svg:x="12.781cm" svg:y="2.2cm" svg:viewBox="0 0 3056 3179" draw:points="0,2473 0,1060 1833,0 3056,706 3056,2119 1222,3179">
              <text:p/>
            </draw:polygon>
            <draw:polygon draw:style-name="gr173" draw:text-style-name="P2" draw:layer="layout" svg:width="0.06cm" svg:height="0.14cm" svg:x="13.637cm" svg:y="3.966cm" svg:viewBox="0 0 61 141" draw:points="0,106 0,0 61,35 61,141">
              <text:p/>
            </draw:polygon>
            <draw:polygon draw:style-name="gr174" draw:text-style-name="P2" draw:layer="layout" svg:width="0.121cm" svg:height="0.247cm" svg:x="13.759cm" svg:y="3.966cm" svg:viewBox="0 0 122 248" draw:points="0,177 0,0 122,71 122,248">
              <text:p/>
            </draw:polygon>
            <draw:line draw:style-name="gr175" draw:text-style-name="P2" draw:layer="layout" svg:x1="15.287cm" svg:y1="3.895cm" svg:x2="15.776cm" svg:y2="3.613cm">
              <text:p/>
            </draw:line>
            <draw:g>
              <draw:line draw:style-name="gr176" draw:text-style-name="P2" draw:layer="layout" svg:x1="13.514cm" svg:y1="4.956cm" svg:x2="13.392cm" svg:y2="4.885cm">
                <text:p/>
              </draw:line>
              <draw:line draw:style-name="gr177" draw:text-style-name="P2" draw:layer="layout" svg:x1="13.392cm" svg:y1="4.143cm" svg:x2="13.392cm" svg:y2="4.885cm">
                <text:p/>
              </draw:line>
              <draw:line draw:style-name="gr178" draw:text-style-name="P2" draw:layer="layout" svg:x1="13.514cm" svg:y1="4.214cm" svg:x2="13.514cm" svg:y2="4.956cm">
                <text:p/>
              </draw:line>
              <draw:line draw:style-name="gr179" draw:text-style-name="P2" draw:layer="layout" svg:x1="13.514cm" svg:y1="4.214cm" svg:x2="13.392cm" svg:y2="4.143cm">
                <text:p/>
              </draw:line>
            </draw:g>
            <draw:g>
              <draw:line draw:style-name="gr180" draw:text-style-name="P2" draw:layer="layout" svg:x1="12.964cm" svg:y1="4.638cm" svg:x2="12.842cm" svg:y2="4.567cm">
                <text:p/>
              </draw:line>
              <draw:line draw:style-name="gr181" draw:text-style-name="P2" draw:layer="layout" svg:x1="12.842cm" svg:y1="3.825cm" svg:x2="12.842cm" svg:y2="4.567cm">
                <text:p/>
              </draw:line>
              <draw:line draw:style-name="gr182" draw:text-style-name="P2" draw:layer="layout" svg:x1="12.965cm" svg:y1="3.896cm" svg:x2="12.965cm" svg:y2="4.638cm">
                <text:p/>
              </draw:line>
              <draw:line draw:style-name="gr183" draw:text-style-name="P2" draw:layer="layout" svg:x1="12.964cm" svg:y1="3.896cm" svg:x2="12.842cm" svg:y2="3.825cm">
                <text:p/>
              </draw:line>
            </draw:g>
            <draw:g>
              <draw:line draw:style-name="gr184" draw:text-style-name="P2" draw:layer="layout" svg:x1="13.147cm" svg:y1="4.744cm" svg:x2="13.025cm" svg:y2="4.673cm">
                <text:p/>
              </draw:line>
              <draw:line draw:style-name="gr185" draw:text-style-name="P2" draw:layer="layout" svg:x1="13.025cm" svg:y1="3.931cm" svg:x2="13.025cm" svg:y2="4.673cm">
                <text:p/>
              </draw:line>
              <draw:line draw:style-name="gr186" draw:text-style-name="P2" draw:layer="layout" svg:x1="13.148cm" svg:y1="4.002cm" svg:x2="13.148cm" svg:y2="4.744cm">
                <text:p/>
              </draw:line>
              <draw:line draw:style-name="gr187" draw:text-style-name="P2" draw:layer="layout" svg:x1="13.147cm" svg:y1="4.002cm" svg:x2="13.025cm" svg:y2="3.931cm">
                <text:p/>
              </draw:line>
            </draw:g>
            <draw:g>
              <draw:line draw:style-name="gr188" draw:text-style-name="P2" draw:layer="layout" svg:x1="13.331cm" svg:y1="4.85cm" svg:x2="13.209cm" svg:y2="4.779cm">
                <text:p/>
              </draw:line>
              <draw:line draw:style-name="gr189" draw:text-style-name="P2" draw:layer="layout" svg:x1="13.209cm" svg:y1="4.037cm" svg:x2="13.209cm" svg:y2="4.779cm">
                <text:p/>
              </draw:line>
              <draw:line draw:style-name="gr190" draw:text-style-name="P2" draw:layer="layout" svg:x1="13.331cm" svg:y1="4.107cm" svg:x2="13.331cm" svg:y2="4.849cm">
                <text:p/>
              </draw:line>
              <draw:line draw:style-name="gr191" draw:text-style-name="P2" draw:layer="layout" svg:x1="13.331cm" svg:y1="4.108cm" svg:x2="13.209cm" svg:y2="4.037cm">
                <text:p/>
              </draw:line>
            </draw:g>
            <draw:g>
              <draw:line draw:style-name="gr192" draw:text-style-name="P2" draw:layer="layout" svg:x1="13.697cm" svg:y1="5.061cm" svg:x2="13.575cm" svg:y2="4.99cm">
                <text:p/>
              </draw:line>
              <draw:line draw:style-name="gr193" draw:text-style-name="P2" draw:layer="layout" svg:x1="13.575cm" svg:y1="4.249cm" svg:x2="13.575cm" svg:y2="4.991cm">
                <text:p/>
              </draw:line>
              <draw:line draw:style-name="gr194" draw:text-style-name="P2" draw:layer="layout" svg:x1="13.698cm" svg:y1="4.319cm" svg:x2="13.698cm" svg:y2="5.061cm">
                <text:p/>
              </draw:line>
              <draw:line draw:style-name="gr195" draw:text-style-name="P2" draw:layer="layout" svg:x1="13.697cm" svg:y1="4.32cm" svg:x2="13.575cm" svg:y2="4.249cm">
                <text:p/>
              </draw:line>
            </draw:g>
            <draw:g>
              <draw:line draw:style-name="gr196" draw:text-style-name="P2" draw:layer="layout" svg:x1="13.881cm" svg:y1="5.168cm" svg:x2="13.759cm" svg:y2="5.097cm">
                <text:p/>
              </draw:line>
              <draw:line draw:style-name="gr197" draw:text-style-name="P2" draw:layer="layout" svg:x1="13.759cm" svg:y1="4.355cm" svg:x2="13.759cm" svg:y2="5.097cm">
                <text:p/>
              </draw:line>
              <draw:line draw:style-name="gr198" draw:text-style-name="P2" draw:layer="layout" svg:x1="13.881cm" svg:y1="4.426cm" svg:x2="13.881cm" svg:y2="5.168cm">
                <text:p/>
              </draw:line>
              <draw:line draw:style-name="gr199" draw:text-style-name="P2" draw:layer="layout" svg:x1="13.881cm" svg:y1="4.426cm" svg:x2="13.759cm" svg:y2="4.355cm">
                <text:p/>
              </draw:line>
            </draw:g>
            <draw:line draw:style-name="gr200" draw:text-style-name="P2" draw:layer="layout" svg:x1="15.287cm" svg:y1="3.966cm" svg:x2="15.776cm" svg:y2="3.684cm">
              <text:p/>
            </draw:line>
            <draw:line draw:style-name="gr201" draw:text-style-name="P2" draw:layer="layout" svg:x1="15.287cm" svg:y1="4.036cm" svg:x2="15.776cm" svg:y2="3.754cm">
              <text:p/>
            </draw:line>
            <draw:line draw:style-name="gr202" draw:text-style-name="P2" draw:layer="layout" svg:x1="15.287cm" svg:y1="4.107cm" svg:x2="15.776cm" svg:y2="3.825cm">
              <text:p/>
            </draw:line>
            <draw:line draw:style-name="gr203" draw:text-style-name="P2" draw:layer="layout" svg:x1="15.287cm" svg:y1="4.178cm" svg:x2="15.776cm" svg:y2="3.896cm">
              <text:p/>
            </draw:line>
            <draw:line draw:style-name="gr204" draw:text-style-name="P2" draw:layer="layout" svg:x1="15.287cm" svg:y1="4.248cm" svg:x2="15.776cm" svg:y2="3.966cm">
              <text:p/>
            </draw:line>
            <draw:line draw:style-name="gr205" draw:text-style-name="P2" draw:layer="layout" svg:x1="15.287cm" svg:y1="4.319cm" svg:x2="15.776cm" svg:y2="4.037cm">
              <text:p/>
            </draw:line>
            <draw:line draw:style-name="gr206" draw:text-style-name="P2" draw:layer="layout" svg:x1="15.287cm" svg:y1="4.389cm" svg:x2="15.776cm" svg:y2="4.107cm">
              <text:p/>
            </draw:line>
            <draw:line draw:style-name="gr207" draw:text-style-name="P2" draw:layer="layout" svg:x1="15.287cm" svg:y1="4.46cm" svg:x2="15.776cm" svg:y2="4.178cm">
              <text:p/>
            </draw:line>
            <draw:line draw:style-name="gr208" draw:text-style-name="P2" draw:layer="layout" svg:x1="15.287cm" svg:y1="4.531cm" svg:x2="15.776cm" svg:y2="4.249cm">
              <text:p/>
            </draw:line>
          </draw:g>
        </draw:g>
        <draw:g xml:id="id11" draw:id="id11">
          <draw:polygon draw:style-name="gr209" draw:text-style-name="P2" draw:layer="layout" svg:width="1.144cm" svg:height="1.488cm" svg:x="12.458cm" svg:y="5.011cm" svg:viewBox="0 0 1145 1489" draw:points="0,827 0,0 787,455 859,331 1145,496 1145,1489">
            <text:p/>
          </draw:polygon>
          <draw:polygon draw:style-name="gr210" draw:text-style-name="P2" draw:layer="layout" svg:width="1.287cm" svg:height="1.405cm" svg:x="12.315cm" svg:y="5.094cm" svg:viewBox="0 0 1288 1406" draw:points="143,744 0,0 1145,662 1288,1406">
            <text:p/>
          </draw:polygon>
          <draw:polygon draw:style-name="gr211" draw:text-style-name="P2" draw:layer="layout" svg:width="1.43cm" svg:height="1.281cm" svg:x="12.172cm" svg:y="5.218cm" svg:viewBox="0 0 1431 1282" draw:points="286,620 0,0 1145,662 1431,1282">
            <text:p/>
          </draw:polygon>
          <draw:polygon draw:style-name="gr212" draw:text-style-name="P2" draw:layer="layout" svg:width="1.501cm" svg:height="1.115cm" svg:x="12.1cm" svg:y="5.384cm" svg:viewBox="0 0 1502 1116" draw:points="358,455 0,0 1073,579 1502,1116">
            <text:p/>
          </draw:polygon>
          <draw:polygon draw:style-name="gr213" draw:text-style-name="P2" draw:layer="layout" svg:width="1.501cm" svg:height="1.488cm" svg:x="12.1cm" svg:y="5.011cm" svg:viewBox="0 0 1502 1489" draw:points="358,165 358,0 1145,455 1216,331 1502,496 1502,1489 358,827 0,372 199,477 71,207 256,315 215,83">
            <text:p/>
          </draw:polygon>
        </draw:g>
        <draw:frame draw:style-name="gr167" draw:text-style-name="P11" draw:layer="layout" svg:width="3.3cm" svg:height="0.78cm" svg:x="13.5cm" svg:y="5.62cm">
          <draw:text-box>
            <text:p text:style-name="P3"><text:span text:style-name="T6">FMR</text:span></text:p>
          </draw:text-box>
        </draw:frame>
        <draw:custom-shape draw:style-name="gr214" draw:text-style-name="P10" xml:id="id13" draw:id="id13" draw:layer="layout" svg:width="2.4cm" svg:height="1.5cm" svg:x="7.8cm" svg:y="15.7cm">
          <text:p text:style-name="P1"><text:span text:style-name="T5">Miroir</text:span></text:p>
          <text:p text:style-name="P1"><text:span text:style-name="T5">Rsync</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onnector draw:style-name="gr215" draw:text-style-name="P1" draw:layer="layout" draw:type="curve" draw:line-skew="-0.535cm" svg:x1="6.899cm" svg:y1="3.701cm" svg:x2="12.1cm" svg:y2="5.755cm" draw:start-shape="id10" draw:start-glue-point="4" draw:end-shape="id11" draw:end-glue-point="3" svg:d="M6899 3701c3834 0 1234 2054 5201 2054" svg:viewBox="0 0 5202 2055">
          <text:p text:style-name="P1">Copie</text:p>
          <text:p text:style-name="P1">manuelle</text:p>
        </draw:connector>
        <draw:connector draw:style-name="gr216" draw:text-style-name="P1" draw:layer="layout" svg:x1="10.5cm" svg:y1="17.85cm" svg:x2="9cm" svg:y2="17.2cm" draw:start-shape="id12" draw:start-glue-point="5" draw:end-shape="id13" draw:end-glue-point="6" svg:d="M10500 17850h-1500v-650" svg:viewBox="0 0 1501 651">
          <text:p/>
        </draw:connector>
        <draw:connector draw:style-name="gr216" draw:text-style-name="P1" draw:layer="layout" svg:x1="7.8cm" svg:y1="16.45cm" svg:x2="6.6cm" svg:y2="16.415cm" draw:start-shape="id13" draw:start-glue-point="5" draw:end-shape="id9" svg:d="M7800 16450h-600v-35h-600" svg:viewBox="0 0 1201 36">
          <text:p/>
        </draw:connector>
        <draw:connector draw:style-name="gr216" draw:text-style-name="P1" draw:layer="layout" svg:x1="11.7cm" svg:y1="16.1cm" svg:x2="11.45cm" svg:y2="17.2cm" draw:start-shape="id2" draw:start-glue-point="6" draw:end-shape="id12" draw:end-glue-point="4" svg:d="M11700 16100v551h-250v549" svg:viewBox="0 0 251 1101">
          <text:p/>
        </draw:connector>
        <draw:custom-shape draw:style-name="gr217" draw:text-style-name="P12" xml:id="id1" draw:id="id1" draw:layer="layout" svg:width="3.4cm" svg:height="0.7cm" svg:x="14.3cm" svg:y="10.7cm">
          <text:p text:style-name="P1"><text:span text:style-name="T7">smb://Emissions/</text:span></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218" draw:text-style-name="P12" xml:id="id3" draw:id="id3" draw:layer="layout" svg:width="2.4cm" svg:height="0.7cm" svg:x="11.1cm" svg:y="10.7cm">
          <text:p text:style-name="P1"><text:span text:style-name="T7">smb://FMR/</text:span></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216" draw:text-style-name="P1" draw:layer="layout" svg:x1="12.3cm" svg:y1="10.7cm" svg:x2="12.28cm" svg:y2="10.134cm" draw:start-shape="id3" draw:start-glue-point="4" draw:end-shape="id14" draw:end-glue-point="2" svg:d="M12300 10700v-283h-20v-283" svg:viewBox="0 0 21 567">
          <text:p/>
        </draw:connector>
        <draw:connector draw:style-name="gr216" draw:text-style-name="P1" draw:layer="layout" svg:x1="16cm" svg:y1="10.7cm" svg:x2="16.75cm" svg:y2="9.145cm" draw:start-shape="id1" draw:start-glue-point="4" draw:end-shape="id15" draw:end-glue-point="2" svg:d="M16000 10700v-778h750v-777" svg:viewBox="0 0 751 1556">
          <text:p/>
        </draw:connector>
        <draw:custom-shape draw:style-name="gr218" draw:text-style-name="P12" xml:id="id16" draw:id="id16" draw:layer="layout" svg:width="2.4cm" svg:height="0.7cm" svg:x="4.1cm" svg:y="10.7cm">
          <text:p text:style-name="P1"><text:span text:style-name="T7">smb://Fond/</text:span></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216" draw:text-style-name="P1" draw:layer="layout" svg:x1="5.3cm" svg:y1="10.7cm" svg:x2="5.55cm" svg:y2="6.5cm" draw:start-shape="id16" draw:start-glue-point="4" draw:end-shape="id10" draw:end-glue-point="2" svg:d="M5300 10700v-2090h250v-2110" svg:viewBox="0 0 251 4201">
          <text:p/>
        </draw:connector>
        <draw:custom-shape draw:style-name="gr219" draw:text-style-name="P13" draw:layer="layout" svg:width="3.1cm" svg:height="2.8cm" svg:x="18.5cm" svg:y="2.4cm">
          <text:p text:style-name="P1"><text:span text:style-name="T8">Où et comment</text:span></text:p>
          <text:p text:style-name="P1"><text:span text:style-name="T8">sont récupérées</text:span></text:p>
          <text:p text:style-name="P1"><text:span text:style-name="T8">les émissions ?</text:span></text:p>
          <draw:enhanced-geometry svg:viewBox="0 0 21600 21600" draw:glue-points="10800 0 3160 3160 0 10800 3160 18440 10800 21600 18440 18440 21600 10800 18440 3160 ?f14 ?f15" draw:text-areas="3200 3200 18400 18400" draw:type="round-callout" draw:modifiers="-4966.39793614963 43107.46162084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IPAPGothic" svg:font-family="IPAPGothic"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eyscale_20_Linear_20_B" draw:display-name="Greyscale Linear B" draw:style="linear" draw:start-color="#000000" draw:end-color="#ffffff" draw:start-intensity="100%" draw:end-intensity="100%" draw:angle="180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PGothic" style:font-family-asian="IPA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4T15:11:59.431854109</meta:creation-date>
    <meta:editing-duration>P0D</meta:editing-duration>
    <meta:editing-cycles>1</meta:editing-cycles>
    <meta:generator>LibreOffice/4.3.3.2$Linux_X86_64 LibreOffice_project/430m0$Build-2</meta:generator>
    <meta:document-statistic meta:object-count="283"/>
  </office:meta>
</office:document-meta>
</file>